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style="italic" style:text-underline-style="solid" style:text-underline-width="auto" style:text-underline-color="font-color" officeooo:rsid="00133d97" officeooo:paragraph-rsid="00133d97" style:font-size-asian="14pt" style:font-style-asian="italic" style:font-size-complex="16pt" style:font-style-complex="italic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2pt" fo:font-style="normal" style:text-underline-style="none" fo:font-weight="normal" officeooo:rsid="00133d97" officeooo:paragraph-rsid="00133d97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33d97"/>
    </style:style>
    <style:style style:name="T1" style:family="text">
      <style:text-properties style:font-name="Times New Roman" fo:font-size="12pt" fo:font-style="normal" style:text-underline-style="none" fo:font-weight="normal" officeooo:rsid="00133d97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list xml:id="list6001669128355826802" text:style-name="L1">
        <text:list-item>
          <text:p text:style-name="P2">Get Working GPU Threshold, minimize Data.</text:p>
        </text:list-item>
        <text:list-item>
          <text:p text:style-name="P2">Socket-based output of Data from step 1. Get Win32 Client (Qt based) and Tegra server (console)</text:p>
        </text:list-item>
        <text:list-item>
          <text:p text:style-name="P2">Conversion class between cv::Mat and ogl::buffer/texture2d.</text:p>
        </text:list-item>
        <text:list-item>
          <text:p text:style-name="P3"><text:span text:style-name="T1">OpenGL/SDL Window output. Create Qt Gui.</text:span></text:p>
        </text:list-item>
        <text:list-item>
          <text:p text:style-name="P2">Convert to functioning Qt Widget</text:p>
        </text:list-item>
        <text:list-item>
          <text:p text:style-name="P2">Add widget to U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2:04:22.950000000</meta:creation-date>
    <meta:generator>LibreOffice/5.0.2.2$Windows_x86 LibreOffice_project/37b43f919e4de5eeaca9b9755ed688758a8251fe</meta:generator>
    <dc:date>2015-10-04T12:11:05.623000000</dc:date>
    <meta:editing-duration>PT6M43S</meta:editing-duration>
    <meta:editing-cycles>1</meta:editing-cycles>
    <meta:document-statistic meta:table-count="0" meta:image-count="0" meta:object-count="0" meta:page-count="1" meta:paragraph-count="7" meta:word-count="51" meta:character-count="302" meta:non-whitespace-character-count="264"/>
  </office:meta>
</office:document-meta>
</file>